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) Ce qui doit entrer dans CORS (et ce qui ne doit pas)</text:h>
      <text:h text:style-name="Heading_20_3" text:outline-level="3">À autoriser (prod)</text:h>
      <text:list text:style-name="L1">
        <text:list-item>
          <text:p text:style-name="P5">uniquement l’origin réel du navigateur (UI), par ex :</text:p>
          <text:list>
            <text:list-item>
              <text:p text:style-name="P5"><text:span text:style-name="Source_20_Text">https://ui.cabinet.lan</text:span></text:p>
            </text:list-item>
            <text:list-item>
              <text:p text:style-name="P5">(optionnel) <text:span text:style-name="Source_20_Text">https://cabinet.lan</text:span> si UI servie sur le même host</text:p>
            </text:list-item>
          </text:list>
        </text:list-item>
      </text:list>
      <text:h text:style-name="Heading_20_3" text:outline-level="3">À <text:span text:style-name="Strong_20_Emphasis">ne pas</text:span> autoriser</text:h>
      <text:list text:style-name="L2">
        <text:list-item>
          <text:p text:style-name="P6"><text:span text:style-name="Source_20_Text">http://ui-web.cabinet.localhost</text:span> (c’est du dev)</text:p>
        </text:list-item>
        <text:list-item>
          <text:p text:style-name="P6"><text:span text:style-name="Source_20_Text">http://192.168.2.28:xxxx</text:span> (fragile, change si port/host change)</text:p>
        </text:list-item>
        <text:list-item>
          <text:p text:style-name="P6"><text:span text:style-name="Source_20_Text">http://184.145.153.32</text:span> (si tu passes par un FQDN, ne l’utilise pas)</text:p>
        </text:list-item>
        <text:list-item>
          <text:p text:style-name="P6"><text:span text:style-name="Source_20_Text">http://172.18.x.x</text:span> / <text:span text:style-name="Source_20_Text">172.19.x.x</text:span> (réseaux Docker, jamais côté navigateur)</text:p>
        </text:list-item>
      </text:list>
      <text:p text:style-name="Horizontal_20_Line"/>
      <text:h text:style-name="Heading_20_2" text:outline-level="2">2) Remplacer la liste hardcodée par env + validation stricte</text:h>
      <text:p text:style-name="Text_20_body">Tu veux deux choses :</text:p>
      <text:list text:style-name="L3">
        <text:list-item>
          <text:p text:style-name="P7"><text:span text:style-name="Strong_20_Emphasis">CORS_ALLOW_ORIGINS</text:span> en env (CSV)</text:p>
        </text:list-item>
        <text:list-item>
          <text:p text:style-name="P7">un petit validateur (pour éviter les erreurs silencieuses)</text:p>
        </text:list-item>
      </text:list>
      <text:h text:style-name="Heading_20_3" text:outline-level="3">Code FastAPI propre (drop-in)</text:h>
      <text:p text:style-name="P1"><text:span text:style-name="Source_20_Text">import os</text:span></text:p>
      <text:p text:style-name="P3"><text:span text:style-name="Source_20_Text">from fastapi import FastAPI</text:span></text:p>
      <text:p text:style-name="P3"><text:span text:style-name="Source_20_Text">from fastapi.middleware.cors import CORSMiddleware</text:span></text:p>
      <text:p text:style-name="P3"><text:span text:style-name="Source_20_Text">from fastapi.middleware.trustedhost import TrustedHostMiddleware</text:span></text:p>
      <text:p text:style-name="P3"/>
      <text:p text:style-name="P3"><text:span text:style-name="Source_20_Text">def split_csv(v: str) -&gt; list[str]:</text:span></text:p>
      <text:p text:style-name="P3"><text:span text:style-name="Source_20_Text"><text:s text:c="4"/>return [x.strip() for x in (v or "").split(",") if x.strip()]</text:span></text:p>
      <text:p text:style-name="P3"/>
      <text:p text:style-name="P3"><text:span text:style-name="Source_20_Text">ENV = os.getenv("ENV", "dev").lower()</text:span></text:p>
      <text:p text:style-name="P3"/>
      <text:p text:style-name="P3"><text:span text:style-name="Source_20_Text">CORS_ALLOW_ORIGINS = split_csv(os.getenv("CORS_ALLOW_ORIGINS", ""))</text:span></text:p>
      <text:p text:style-name="P3"/>
      <text:p text:style-name="P3"><text:span text:style-name="Source_20_Text"># En prod, refuse de démarrer si pas configuré (sinon tu “penses” être protégé alors que non)</text:span></text:p>
      <text:p text:style-name="P3"><text:span text:style-name="Source_20_Text">if ENV == "prod" and not CORS_ALLOW_ORIGINS:</text:span></text:p>
      <text:p text:style-name="P3"><text:span text:style-name="Source_20_Text"><text:s text:c="4"/>raise RuntimeError("CORS_ALLOW_ORIGINS est vide en prod. Configure-le explicitement.")</text:span></text:p>
      <text:p text:style-name="P3"/>
      <text:p text:style-name="P3"><text:span text:style-name="Source_20_Text">ALLOWED_HOSTS = split_csv(os.getenv("ALLOWED_HOSTS", "localhost,127.0.0.1"))</text:span></text:p>
      <text:p text:style-name="P3"/>
      <text:p text:style-name="P3"><text:span text:style-name="Source_20_Text">app = FastAPI(title="API Moteur - Conseil des ministres", version="1.0.0")</text:span></text:p>
      <text:p text:style-name="P3"/>
      <text:p text:style-name="P3"><text:span text:style-name="Source_20_Text">app.add_middleware(</text:span></text:p>
      <text:p text:style-name="P3"><text:soft-page-break/><text:span text:style-name="Source_20_Text"><text:s text:c="4"/>TrustedHostMiddleware,</text:span></text:p>
      <text:p text:style-name="P3"><text:span text:style-name="Source_20_Text"><text:s text:c="4"/>allowed_hosts=ALLOWED_HOSTS</text:span></text:p>
      <text:p text:style-name="P3"><text:span text:style-name="Source_20_Text">)</text:span></text:p>
      <text:p text:style-name="P3"/>
      <text:p text:style-name="P3"><text:span text:style-name="Source_20_Text">app.add_middleware(</text:span></text:p>
      <text:p text:style-name="P3"><text:span text:style-name="Source_20_Text"><text:s text:c="4"/>CORSMiddleware,</text:span></text:p>
      <text:p text:style-name="P3"><text:span text:style-name="Source_20_Text"><text:s text:c="4"/>allow_origins=CORS_ALLOW_ORIGINS if CORS_ALLOW_ORIGINS else ["http://localhost:5173"],</text:span></text:p>
      <text:p text:style-name="P3"><text:span text:style-name="Source_20_Text"><text:s text:c="4"/>allow_credentials=False,</text:span></text:p>
      <text:p text:style-name="P3"><text:span text:style-name="Source_20_Text"><text:s text:c="4"/>allow_methods=["GET", "POST", "PUT", "PATCH", "DELETE", "OPTIONS"],</text:span></text:p>
      <text:p text:style-name="P3"><text:span text:style-name="Source_20_Text"><text:s text:c="4"/>allow_headers=["Authorization", "Content-Type", "Accept"],</text:span></text:p>
      <text:p text:style-name="P3"><text:span text:style-name="Source_20_Text"><text:s text:c="4"/>max_age=86400, <text:s/># cache preflight 24h (stabilise beaucoup le comportement)</text:span></text:p>
      <text:p text:style-name="P4"><text:span text:style-name="Source_20_Text">)</text:span></text:p>
      <text:p text:style-name="Text_20_body"><text:span text:style-name="Strong_20_Emphasis">Pourquoi ça stabilise</text:span> :</text:p>
      <text:list text:style-name="L4">
        <text:list-item>
          <text:p text:style-name="P8"><text:span text:style-name="Source_20_Text">max_age</text:span> réduit les surprises “ça marche/ça marche plus” dues aux preflights fréquents.</text:p>
        </text:list-item>
        <text:list-item>
          <text:p text:style-name="P8">en prod, tu évites le mode “liste bricolée” qui change à chaque IP.</text:p>
        </text:list-item>
      </text:list>
      <text:p text:style-name="Horizontal_20_Line"/>
      <text:h text:style-name="Heading_20_2" text:outline-level="2">3) Exemple de valeurs d’env cohérentes avec ton réseau</text:h>
      <text:h text:style-name="Heading_20_3" text:outline-level="3">Si tu sers l’UI sur <text:span text:style-name="Source_20_Text">https://cabinet.domaine.tld</text:span></text:h>
      <text:p text:style-name="P1"><text:span text:style-name="Source_20_Text">ENV=prod</text:span></text:p>
      <text:p text:style-name="P3"><text:span text:style-name="Source_20_Text">CORS_ALLOW_ORIGINS=https://cabinet.domaine.tld</text:span></text:p>
      <text:p text:style-name="P4"><text:span text:style-name="Source_20_Text">ALLOWED_HOSTS=api.domaine.tld</text:span></text:p>
      <text:h text:style-name="Heading_20_3" text:outline-level="3">Si tu restes en LAN avec DNS/hosts</text:h>
      <text:p text:style-name="P1"><text:span text:style-name="Source_20_Text">ENV=prod</text:span></text:p>
      <text:p text:style-name="P3"><text:span text:style-name="Source_20_Text">CORS_ALLOW_ORIGINS=https://ui.cabinet.lan</text:span></text:p>
      <text:p text:style-name="P4"><text:span text:style-name="Source_20_Text">ALLOWED_HOSTS=api.cabinet.lan</text:span></text:p>
      <text:h text:style-name="Heading_20_3" text:outline-level="3">Cas “je veux pouvoir ouvrir l’UI via IP LAN dans le navigateur”</text:h>
      <text:p text:style-name="Text_20_body">Ajoute seulement si tu y tiens :</text:p>
      <text:p text:style-name="P2"><text:span text:style-name="Source_20_Text">CORS_ALLOW_ORIGINS=https://ui.cabinet.lan,http://192.168.2.28</text:span></text:p>
      <text:p text:style-name="Text_20_body">Mais je te le déconseille : <text:span text:style-name="Strong_20_Emphasis">ça rend ton déploiement moins stable</text:span>.</text:p>
      <text:p text:style-name="Horizontal_20_Line"/>
      <text:h text:style-name="Heading_20_2" text:outline-level="2">4) À ne pas confondre : “router IP publique” et “Origin”</text:h>
      <text:p text:style-name="Text_20_body">Ton <text:span text:style-name="Source_20_Text">184.145.153.32</text:span> (WAN) est un <text:span text:style-name="Strong_20_Emphasis">point d’entrée réseau</text:span>, pas un “origin” stable.<text:line-break/>Le navigateur enverra comme <text:span text:style-name="Source_20_Text">Origin</text:span> <text:span text:style-name="Strong_20_Emphasis">le host/port visible dans la barre d’adresse de l’UI</text:span> (souvent un FQDN, parfois une IP).<text:line-break/>Donc : choisis <text:span text:style-name="Strong_20_Emphasis">un nom</text:span> (DNS) pour l’UI et tu fixes CORS une fois pour toutes.</text:p>
      <text:p text:style-name="Horizontal_20_Line"><text:soft-page-break/></text:p>
      <text:h text:style-name="Heading_20_2" text:outline-level="2">5) Petit test simple (fiabilisation)</text:h>
      <text:p text:style-name="Text_20_body">Depuis le poste client (navigateur) ou une machine du LAN :</text:p>
      <text:h text:style-name="Heading_20_3" text:outline-level="3">Vérifier la réponse CORS (preflight)</text:h>
      <text:p text:style-name="P1"><text:span text:style-name="Source_20_Text">curl -i -X OPTIONS "https://api.cabinet.lan/moteur/v1/health" \</text:span></text:p>
      <text:p text:style-name="P3"><text:span text:style-name="Source_20_Text"><text:s text:c="2"/>-H "Origin: https://ui.cabinet.lan" \</text:span></text:p>
      <text:p text:style-name="P4"><text:span text:style-name="Source_20_Text"><text:s text:c="2"/>-H "Access-Control-Request-Method: GET"</text:span></text:p>
      <text:p text:style-name="Text_20_body">Tu dois voir :</text:p>
      <text:list text:style-name="L5">
        <text:list-item>
          <text:p text:style-name="P9"><text:span text:style-name="Source_20_Text">access-control-allow-origin: https://ui.cabinet.lan</text:span></text:p>
        </text:list-item>
        <text:list-item>
          <text:p text:style-name="P9"><text:span text:style-name="Source_20_Text">access-control-max-age: 86400</text:span></text:p>
        </text:list-item>
      </text:list>
      <text:p text:style-name="Horizontal_20_Line"/>
      <text:h text:style-name="Heading_20_2" text:outline-level="2">6) Le vrai “move” pour que ça ne bouge plus</text:h>
      <text:p text:style-name="Text_20_body"><text:span text:style-name="Strong_20_Emphasis">Décision structurante</text:span> : en prod, n’utilise pas d’IP dans l’UI. Utilise un <text:span text:style-name="Strong_20_Emphasis">hostname</text:span> (DNS routeur ou /etc/hosts).<text:line-break/>Ensuite CORS devient : <text:span text:style-name="Strong_20_Emphasis">1 ligne</text:span>, stable, et tu n’as plus à courir après les interfaces <text:span text:style-name="Source_20_Text">enp3s0 / tun0 / docker0 / br-*</text:span>.</text:p>
      <text:p text:style-name="Horizontal_20_Line"/>
      <text:p text:style-name="Text_20_body">Si tu me colles :</text:p>
      <text:list text:style-name="L6">
        <text:list-item>
          <text:p text:style-name="P10">les <text:span text:style-name="Strong_20_Emphasis">hostnames</text:span> que tu veux réellement taper dans le navigateur pour l’UI et l’API (même internes), et</text:p>
        </text:list-item>
        <text:list-item>
          <text:p text:style-name="P10">tes <text:span text:style-name="Strong_20_Emphasis">labels Traefik</text:span> actuels pour <text:span text:style-name="Source_20_Text">ui-web</text:span> et <text:span text:style-name="Source_20_Text">api-moteur</text:span>,<text:line-break/>je te donne une config “prod” <text:span text:style-name="Emphasis">propre</text:span> : host-based routing + CORS env + TrustedHost, alignée au millimètre sur ton stack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07:37:58.551058160</meta:creation-date>
    <dc:date>2025-12-18T09:08:21.825516743</dc:date>
    <meta:editing-duration>P1DT1H20M6S</meta:editing-duration>
    <meta:editing-cycles>1</meta:editing-cycles>
    <meta:document-statistic meta:table-count="0" meta:image-count="0" meta:object-count="0" meta:page-count="3" meta:paragraph-count="72" meta:word-count="517" meta:character-count="3824" meta:non-whitespace-character-count="3349"/>
    <meta:generator>LibreOffice/24.2.7.2$Linux_X86_64 LibreOffice_project/420$Build-2</meta:generator>
  </office:meta>
</office:document-meta>
</file>